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fo:padding="0.097cm" fo:border-left="none" fo:border-right="none" fo:border-top="0.002cm solid #000000" fo:border-bottom="none"/>
    </style:style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32764*"/>
    </style:style>
    <style:style style:name="Таблица2.B" style:family="table-column">
      <style:table-column-properties style:rel-column-width="32771*"/>
    </style:style>
    <style:style style:name="Таблица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fo:language="en" fo:country="GB" style:font-name-asian="Times New Roman" style:font-size-asian="14pt" style:font-name-complex="Times New Roman" style:font-size-complex="14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fo:font-weight="bold" style:font-name-asian="Times New Roman" style:font-weight-asian="bold" style:font-name-complex="Times New Roman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weight-complex="bold"/>
    </style:style>
    <style:style style:name="T6" style:family="text">
      <style:text-properties fo:font-size="14pt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9cm" draw:z-index="0"><draw:image xlink:href="../../odt_eng/images/0096.png" xlink:type="simple" xlink:show="embed" xlink:actuate="onLoad"/></draw:frame></text:span></text:span></text:p>
          </table:table-cell>
          <table:table-cell table:style-name="Таблица1.B1" office:value-type="string">
            <text:h text:style-name="P7" text:outline-level="1">Normally open controllable key type 4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5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2.2cm" draw:z-index="0"><draw:image xlink:href="../../odt_eng/images/009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5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Основной_20_шрифт_20_абзаца"><text:span text:style-name="T3">The unit </text:span></text:span><text:span text:style-name="Основной_20_шрифт_20_абзаца"><text:span text:style-name="T4">is</text:span></text:span><text:span text:style-name="Основной_20_шрифт_20_абзаца"><text:span text:style-name="T3"> </text:span></text:span><text:span text:style-name="Основной_20_шрифт_20_абзаца"><text:span text:style-name="T5">vectorized</text:span></text:span><text:span text:style-name="Основной_20_шрифт_20_абзаца"><text:span text:style-name="T3"> and implements the function of controllable key as per the algorithm:</text:span></text:span></text:p>
            <text:p text:style-name="P6"><draw:frame draw:style-name="fr4" draw:name="Object3" text:anchor-type="as-char" svg:width="7.093cm" svg:height="2.685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4" draw:name="Object1" text:anchor-type="as-char" svg:width="2.466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 are for unit input signals (or vectors of signals),</text:span></text:span><text:span text:style-name="Основной_20_шрифт_20_абзаца"><text:span text:style-name="T3"><draw:frame draw:style-name="fr4" draw:name="Object2" text:anchor-type="as-char" svg:width="2.512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 are for unit output signals (or vectors of signals).</text:span></text:span></text:p>
            <text:p text:style-name="Text_20_body"><text:span text:style-name="Основной_20_шрифт_20_абзаца"><text:span text:style-name="T3">Control signal enters the unit </text:span></text:span><text:span text:style-name="Основной_20_шрифт_20_абзаца"><text:span text:style-name="T5">from the bottom</text:span></text:span><text:span text:style-name="Основной_20_шрифт_20_абзаца"><text:span text:style-name="T3">. In the process of calculation the image of the unit changes depending on the availability of a control signal: the key is </text:span></text:span><text:span text:style-name="Основной_20_шрифт_20_абзаца"><text:span text:style-name="T3">normally </text:span></text:span><text:span text:style-name="Основной_20_шрифт_20_абзаца"><text:span text:style-name="T5">open</text:span></text:span><text:span text:style-name="Основной_20_шрифт_20_абзаца"><text:span text:style-name="T3">, when a control signal is delivered the key is </text:span></text:span><text:span text:style-name="Основной_20_шрифт_20_абзаца"><text:span text:style-name="T5">closed</text:span></text:span><text:span text:style-name="Основной_20_шрифт_20_абзаца"><text:span text:style-name="T3">:</text:span>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3" draw:name="Графический объект3" text:anchor-type="as-char" svg:width="6.35cm" svg:height="2.88cm" draw:z-index="0"><draw:image xlink:href="../../odt_eng/images/0096_signals_0.png" xlink:type="simple" xlink:show="embed" xlink:actuate="onLoad"/></draw:frame></text:span></text:span></text:p>
                </table:table-cell>
                <table:table-cell table:style-name="Таблица2.A1" office:value-type="string">
                  <text:p text:style-name="P3"><text:span text:style-name="Основной_20_шрифт_20_абзаца"><text:span text:style-name="T6"><draw:frame draw:style-name="fr2" draw:name="Графический объект4" text:anchor-type="as-char" svg:width="6.35cm" svg:height="2.829cm" draw:z-index="0"><draw:image xlink:href="../../odt_eng/images/0096_signals_1.png" xlink:type="simple" xlink:show="embed" xlink:actuate="onLoad"/></draw:frame></text:span></text:span></text:p>
                </table:table-cell>
              </table:table-row>
              <table:table-row>
                <table:table-cell table:style-name="Таблица2.A1" office:value-type="string">
                  <text:p text:style-name="P4">Control = 0</text:p>
                </table:table-cell>
                <table:table-cell table:style-name="Таблица2.A1" office:value-type="string">
                  <text:p text:style-name="P4">Control = 1</text:p>
                </table:table-cell>
              </table:table-row>
            </table:table>
            <text:p text:style-name="Text_20_body"><text:span text:style-name="Основной_20_шрифт_20_абзаца"><text:span text:style-name="T2">The unit is a submodel (assembly). For checking the algorithm structure one shall press “Actions” </text:span></text:span><text:span text:style-name="Основной_20_шрифт_20_абзаца"><text:span text:style-name="T3">→ “Enter the submodel” with the right button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 any properties are not required for operation of the unit.</text:span></text:span></text:p>
            <text:p text:style-name="Text_20_body"><text:span text:style-name="Основной_20_шрифт_20_абзаца"><text:span text:style-name="T5">Notes:</text:span></text:span><text:span text:style-name="Основной_20_шрифт_20_абзаца"><text:span text:style-name="T3"> since the key (submodel) algorithm is implemented by means of “Multiplier” unit then, when a control signal different from 1 is delivered, a signal equal to the product of</text:span></text:span><text:span text:style-name="Основной_20_шрифт_20_абзаца"><text:span text:style-name="T3"><draw:frame draw:style-name="fr4" draw:name="Объект5" text:anchor-type="as-char" svg:width="1.154cm" svg:height="0.619cm" draw:z-index="0"><draw:object xlink:href="./Object 4" xlink:type="simple" xlink:show="embed" xlink:actuate="onLoad"/><draw:image xlink:href="./ObjectReplacements/Object 4" xlink:type="simple" xlink:show="embed" xlink:actuate="onLoad"/><svg:title>формула</svg:title></draw:frame></text:span></text:span><text:span text:style-name="Основной_20_шрифт_20_абзаца"><text:span text:style-name="T3">by the value of control signal will appear at the unit output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Ключ управляемый нормально разомкнутый тип 4</dc:title>
    <meta:creation-date>2012-01-25T10:54:00</meta:creation-date>
    <dc:date>2012-03-05T18:31:15.89</dc:date>
    <meta:editing-cycles>41</meta:editing-cycles>
    <meta:editing-duration>PT1H49M54S</meta:editing-duration>
    <dc:creator>Александр </dc:creator>
    <meta:document-statistic meta:table-count="2" meta:image-count="4" meta:object-count="4" meta:page-count="1" meta:paragraph-count="16" meta:word-count="168" meta:character-count="98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96.odt/Normal.dotm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0,</mn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0</mn>
                          </mrow>
                          <mi>;</mi>
                        </mrow>
                      </mtd>
                    </mtr>
                    <mtr>
                      <mtd>
                        <mrow>
                          <msub>
                            <mi>x</mi>
                            <mn>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if</mi>
                          <mi/>
                          <mi mathvariant="italic">Control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=</mo>
                            <mn>1</mn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0,    ~ if ~ Control (t) = 0; #
alignl x_1(t), ~ if ~ Control(t) = 1;}  right none
newline
y_2(t) = left lbrace stack{
alignl 0,    ~ if ~ Control(t) = 0; #
alignl x_2(t), ~ if ~ Control(t) = 1;}  right none
</annotation>
  </semantics>
</math>
</file>

<file path=Object 2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3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sub>
        <mi>y</mi>
        <mn>2</mn>
      </msub>
      <mrow>
        <mo stretchy="false">(</mo>
        <mrow>
          <mi>t</mi>
        </mrow>
        <mo stretchy="false">)</mo>
      </mrow>
    </mrow>
    <annotation encoding="StarMath 5.0">y_1(t), y_2(t)</annotation>
  </semantics>
</math>
</file>

<file path=Object 4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